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officeooo:paragraph-rsid="000944b4"/>
    </style:style>
    <style:style style:name="P3" style:family="paragraph" style:parent-style-name="Standard" style:list-style-name="L1">
      <style:text-properties officeooo:paragraph-rsid="000fd3d7"/>
    </style:style>
    <style:style style:name="P4" style:family="paragraph" style:parent-style-name="Standard" style:list-style-name="L1">
      <style:text-properties officeooo:paragraph-rsid="00026180"/>
    </style:style>
    <style:style style:name="P5" style:family="paragraph" style:parent-style-name="Standard" style:list-style-name="L1">
      <style:text-properties officeooo:rsid="001a37ad" officeooo:paragraph-rsid="001a37ad"/>
    </style:style>
    <style:style style:name="P6" style:family="paragraph" style:parent-style-name="Standard" style:list-style-name="L1">
      <style:text-properties officeooo:rsid="000f8b6c" officeooo:paragraph-rsid="00034a25"/>
    </style:style>
    <style:style style:name="P7" style:family="paragraph" style:parent-style-name="Standard" style:list-style-name="L1">
      <style:text-properties officeooo:rsid="0018cb1f" officeooo:paragraph-rsid="0018cb1f"/>
    </style:style>
    <style:style style:name="P8" style:family="paragraph" style:parent-style-name="Standard" style:list-style-name="L1">
      <style:text-properties officeooo:rsid="0014216b" officeooo:paragraph-rsid="0014216b"/>
    </style:style>
    <style:style style:name="P9" style:family="paragraph" style:parent-style-name="Standard" style:list-style-name="L1">
      <style:text-properties officeooo:rsid="001aa9c0" officeooo:paragraph-rsid="001aa9c0"/>
    </style:style>
    <style:style style:name="P10" style:family="paragraph" style:parent-style-name="Standard" style:list-style-name="L1">
      <style:text-properties officeooo:rsid="0015ee54" officeooo:paragraph-rsid="0015ee54"/>
    </style:style>
    <style:style style:name="P11" style:family="paragraph" style:parent-style-name="Standard" style:list-style-name="L1">
      <style:text-properties officeooo:rsid="00164620" officeooo:paragraph-rsid="00164620"/>
    </style:style>
    <style:style style:name="P12" style:family="paragraph" style:parent-style-name="Standard" style:list-style-name="L1">
      <style:text-properties officeooo:rsid="00158d20" officeooo:paragraph-rsid="00158d20"/>
    </style:style>
    <style:style style:name="P13" style:family="paragraph" style:parent-style-name="Standard" style:list-style-name="L1">
      <style:text-properties officeooo:rsid="001e133d" officeooo:paragraph-rsid="001e133d"/>
    </style:style>
    <style:style style:name="P14" style:family="paragraph" style:parent-style-name="Standard" style:list-style-name="L1">
      <style:text-properties officeooo:rsid="00059f9d" officeooo:paragraph-rsid="00059f9d"/>
    </style:style>
    <style:style style:name="P15" style:family="paragraph" style:parent-style-name="Standard" style:list-style-name="L1">
      <style:text-properties officeooo:rsid="0005f65d" officeooo:paragraph-rsid="0005f65d"/>
    </style:style>
    <style:style style:name="P16" style:family="paragraph" style:parent-style-name="Standard" style:list-style-name="L1">
      <style:text-properties officeooo:rsid="0005f73f" officeooo:paragraph-rsid="0005f65d"/>
    </style:style>
    <style:style style:name="P17" style:family="paragraph" style:parent-style-name="Standard" style:list-style-name="L1">
      <style:text-properties officeooo:rsid="000944b4" officeooo:paragraph-rsid="000944b4"/>
    </style:style>
    <style:style style:name="P18" style:family="paragraph" style:parent-style-name="Standard" style:list-style-name="L1">
      <style:text-properties officeooo:rsid="000530ca" officeooo:paragraph-rsid="000530ca"/>
    </style:style>
    <style:style style:name="P19" style:family="paragraph" style:parent-style-name="Standard" style:list-style-name="L1">
      <style:text-properties officeooo:rsid="00053e16" officeooo:paragraph-rsid="00053e16"/>
    </style:style>
    <style:style style:name="P20" style:family="paragraph" style:parent-style-name="Standard" style:list-style-name="L1">
      <style:text-properties officeooo:rsid="00026180" officeooo:paragraph-rsid="00026180"/>
    </style:style>
    <style:style style:name="P21" style:family="paragraph" style:parent-style-name="Standard" style:list-style-name="L1">
      <style:text-properties fo:color="#ce181e"/>
    </style:style>
    <style:style style:name="P22" style:family="paragraph" style:parent-style-name="Standard" style:list-style-name="L1">
      <style:text-properties officeooo:rsid="001e7c5c" officeooo:paragraph-rsid="001e7c5c"/>
    </style:style>
    <style:style style:name="P23" style:family="paragraph" style:parent-style-name="Standard" style:list-style-name="L1" style:master-page-name="Standard">
      <style:paragraph-properties style:page-number="auto"/>
      <style:text-properties officeooo:rsid="00034a25" officeooo:paragraph-rsid="00034a25"/>
    </style:style>
    <style:style style:name="P24" style:family="paragraph" style:parent-style-name="Standard" style:list-style-name="L1">
      <style:paragraph-properties fo:margin-top="0in" fo:margin-bottom="0.139in" loext:contextual-spacing="false" fo:line-height="115%" fo:text-align="start" style:justify-single-word="false" fo:orphans="2" fo:widows="2" style:writing-mode="lr-tb"/>
    </style:style>
    <style:style style:name="P25" style:family="paragraph" style:parent-style-name="Standard" style:list-style-name="L1">
      <style:paragraph-properties fo:margin-top="0in" fo:margin-bottom="0.139in" loext:contextual-spacing="false" fo:line-height="115%" fo:text-align="start" style:justify-single-word="false" fo:orphans="2" fo:widows="2" style:writing-mode="lr-tb"/>
      <style:text-properties officeooo:rsid="00026180" officeooo:paragraph-rsid="00026180"/>
    </style:style>
    <style:style style:name="P26" style:family="paragraph" style:parent-style-name="Standard" style:list-style-name="L1">
      <style:paragraph-properties fo:margin-top="0in" fo:margin-bottom="0.139in" loext:contextual-spacing="false" fo:line-height="115%" fo:text-align="start" style:justify-single-word="false" fo:orphans="2" fo:widows="2" style:writing-mode="lr-tb"/>
      <style:text-properties officeooo:rsid="0002d186" officeooo:paragraph-rsid="0002d186"/>
    </style:style>
    <style:style style:name="P27" style:family="paragraph" style:parent-style-name="Standard" style:list-style-name="L1">
      <style:paragraph-properties fo:margin-top="0in" fo:margin-bottom="0.139in" loext:contextual-spacing="false" fo:line-height="115%" fo:text-align="start" style:justify-single-word="false" fo:orphans="2" fo:widows="2" style:writing-mode="lr-tb"/>
      <style:text-properties officeooo:rsid="00080ed9" officeooo:paragraph-rsid="00080ed9"/>
    </style:style>
    <style:style style:name="P28" style:family="paragraph" style:parent-style-name="Preformatted_20_Text" style:list-style-name="L1">
      <style:paragraph-properties fo:margin-top="0in" fo:margin-bottom="0.139in" loext:contextual-spacing="false" fo:line-height="115%" fo:text-align="start" style:justify-single-word="false" fo:orphans="2" fo:widows="2" style:writing-mode="lr-tb"/>
      <style:text-properties officeooo:rsid="0002d186" officeooo:paragraph-rsid="0002d186"/>
    </style:style>
    <style:style style:name="T1" style:family="text">
      <style:text-properties officeooo:rsid="000944b4"/>
    </style:style>
    <style:style style:name="T2" style:family="text">
      <style:text-properties officeooo:rsid="000ab080"/>
    </style:style>
    <style:style style:name="T3" style:family="text">
      <style:text-properties officeooo:rsid="000fd3d7"/>
    </style:style>
    <style:style style:name="T4" style:family="text">
      <style:text-properties officeooo:rsid="001127d6"/>
    </style:style>
    <style:style style:name="T5" style:family="text">
      <style:text-properties officeooo:rsid="0012a7f7"/>
    </style:style>
    <style:style style:name="T6" style:family="text">
      <style:text-properties officeooo:rsid="001be95e"/>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86826351" text:style-name="L1">
        <text:list-item>
          <text:p text:style-name="P23">USEFUL LINKS</text:p>
          <text:list>
            <text:list-item>
              <text:p text:style-name="P5">Toolbar</text:p>
              <text:list>
                <text:list-item>
                  <text:p text:style-name="P6"><text:a xlink:type="simple" xlink:href="https://www.robotigniteacademy.com/en/course/linux-for-robotics_40_0/" text:style-name="Internet_20_link" text:visited-style-name="Visited_20_Internet_20_Link">https://www.robotigniteacademy.com/en/course/linux-for-robotics_40_0/</text:a></text:p>
                </text:list-item>
                <text:list-item>
                  <text:p text:style-name="P6"><text:a xlink:type="simple" xlink:href="http://wiki.ros.org/ROS/Tutorials" text:style-name="Internet_20_link" text:visited-style-name="Visited_20_Internet_20_Link">http://wiki.ros.org/ROS/Tutorials</text:a></text:p>
                </text:list-item>
                <text:list-item>
                  <text:p text:style-name="P6"><text:a xlink:type="simple" xlink:href="https://github.com/" text:style-name="Internet_20_link" text:visited-style-name="Visited_20_Internet_20_Link">https://github.com/</text:a></text:p>
                </text:list-item>
                <text:list-item>
                  <text:p text:style-name="P6"><text:a xlink:type="simple" xlink:href="https://gogs.mines.edu/" text:style-name="Internet_20_link" text:visited-style-name="Visited_20_Internet_20_Link">https://gogs.mines.edu/</text:a></text:p>
                </text:list-item>
                <text:list-item>
                  <text:p text:style-name="P6"><text:a xlink:type="simple" xlink:href="https://online.mines.edu/elearning/" text:style-name="Internet_20_link" text:visited-style-name="Visited_20_Internet_20_Link">https://online.mines.edu/elearning/</text:a></text:p>
                </text:list-item>
                <text:list-item>
                  <text:p text:style-name="P6"><text:a xlink:type="simple" xlink:href="http://inside.mines.edu/~hzhang/Courses/CSCI473-573/" text:style-name="Internet_20_link" text:visited-style-name="Visited_20_Internet_20_Link">http://inside.mines.edu/~hzhang/Courses/CSCI473-573/</text:a></text:p>
                </text:list-item>
              </text:list>
            </text:list-item>
            <text:list-item>
              <text:p text:style-name="P5">other resources</text:p>
              <text:list>
                <text:list-item>
                  <text:p text:style-name="P7"><text:a xlink:type="simple" xlink:href="https://hackernoon.com/understanding-git-fcffd87c15a3" text:style-name="Internet_20_link" text:visited-style-name="Visited_20_Internet_20_Link">https://hackernoon.com/understanding-git-fcffd87c15a3</text:a> “git explain like I’m 5”</text:p>
                </text:list-item>
                <text:list-item>
                  <text:p text:style-name="P7"><text:a xlink:type="simple" xlink:href="https://app.slack.com/client/T2BCAS622/C3CVB2NRK" text:style-name="Internet_20_link" text:visited-style-name="Visited_20_Internet_20_Link">https://app.slack.com/client/T2BCAS622/C3CVB2NRK</text:a></text:p>
                </text:list-item>
                <text:list-item>
                  <text:p text:style-name="P7"><text:a xlink:type="simple" xlink:href="http://jackmorrison.me/2016/05/27/hello-world-with-ros-and-gazebo.html" text:style-name="Internet_20_link" text:visited-style-name="Visited_20_Internet_20_Link">http://jackmorrison.me/2016/05/27/hello-world-with-ros-and-gazebo.html</text:a> <text:span text:style-name="T6">tutorial for having ROS and gazebo communicate</text:span></text:p>
                </text:list-item>
              </text:list>
            </text:list-item>
          </text:list>
        </text:list-item>
        <text:list-item>
          <text:p text:style-name="P8">USEFUL LINUX Commands</text:p>
          <text:list>
            <text:list-item>
              <text:p text:style-name="P9">touch &lt;filename.type&gt; – create a new file</text:p>
            </text:list-item>
            <text:list-item>
              <text:p text:style-name="P9">mkdir &lt;dirname&gt; - make a new directory/folder</text:p>
            </text:list-item>
            <text:list-item>
              <text:p text:style-name="P10">&lt;command&gt; grep &lt;text&gt; – can allow the filtering of a commands output to only values that match the text</text:p>
            </text:list-item>
            <text:list-item>
              <text:p text:style-name="P8">ps faux – details on current running processes</text:p>
              <text:list>
                <text:list-item>
                  <text:p text:style-name="P8">can use grep (acts as text filter) command to filter ex: ps faux | grep test_process</text:p>
                </text:list-item>
                <text:list-item>
                  <text:p text:style-name="P8">htop provides more complex process info</text:p>
                </text:list-item>
              </text:list>
            </text:list-item>
            <text:list-item>
              <text:p text:style-name="P11">kill PID – can be used to terminate a function that isnt responding. The PID can be found from the results of ps faux</text:p>
            </text:list-item>
            <text:list-item>
              <text:p text:style-name="P12">xdg-open &lt;filename&gt; <text:s/>Will allow opening a file from the terminal using the default program</text:p>
            </text:list-item>
            <text:list-item>
              <text:p text:style-name="P13">gedit &lt;filename&gt; Open a file in text editor</text:p>
            </text:list-item>
          </text:list>
        </text:list-item>
        <text:list-item>
          <text:p text:style-name="P14"><text:soft-page-break/>USEFUL ROS Commands</text:p>
          <text:list>
            <text:list-item>
              <text:p text:style-name="P14">roscore – must be run for any ros codes to work</text:p>
            </text:list-item>
            <text:list-item>
              <text:p text:style-name="P14">roscd – works like cd for any ros files</text:p>
            </text:list-item>
            <text:list-item>
              <text:p text:style-name="P14">rosrun rqt_graph rqt_graph – visualization of all nodes</text:p>
            </text:list-item>
            <text:list-item>
              <text:p text:style-name="P15">rosnode list – all active ros items</text:p>
            </text:list-item>
            <text:list-item>
              <text:p text:style-name="P16">rosrun rqt_console rqt_console – graphical display of current nodes and their logs</text:p>
            </text:list-item>
            <text:list-item>
              <text:p text:style-name="P2"><text:span text:style-name="T1">when<text:tab/> </text:span>echo $ROS_PACKAGE_PATH<text:tab/><text:span text:style-name="T1">doesnt show correct output </text:span></text:p>
              <text:list>
                <text:list-item>
                  <text:p text:style-name="P17">cd catkin_ws/</text:p>
                </text:list-item>
                <text:list-item>
                  <text:p text:style-name="P17">source devel/setup.bash</text:p>
                </text:list-item>
              </text:list>
            </text:list-item>
            <text:list-item>
              <text:p text:style-name="P17">vim ~/.bashrc <text:s/>- <text:span text:style-name="T2">main file where bash execution on terminal opening files are located</text:span></text:p>
            </text:list-item>
            <text:list-item>
              <text:p text:style-name="P3"><text:span text:style-name="T3">note: for a</text:span> hashbang<text:span text:style-name="T3">(#!)</text:span> <text:span text:style-name="T3">it needs to be the</text:span> first 2 characters of the script to tell the OS which interpreter should interpret the script.</text:p>
            </text:list-item>
          </text:list>
        </text:list-item>
        <text:list-item>
          <text:p text:style-name="P18">Setup OPENVPN</text:p>
          <text:list>
            <text:list-item>
              <text:p text:style-name="P19">go to <text:a xlink:type="simple" xlink:href="https://vpn.mines.edu/?src=connect" text:style-name="Internet_20_link" text:visited-style-name="Visited_20_Internet_20_Link">https://vpn.mines.edu/?src=connect</text:a> </text:p>
            </text:list-item>
            <text:list-item>
              <text:p text:style-name="P19">click on Yourself(user-locked profile) at the bottom and download</text:p>
            </text:list-item>
            <text:list-item>
              <text:p text:style-name="P19">cd Downloads/</text:p>
            </text:list-item>
            <text:list-item>
              <text:p text:style-name="P19">sudo mv client.ovpn /etc/openvpn </text:p>
            </text:list-item>
            <text:list-item>
              <text:p text:style-name="P19">cd /etc/openvpn</text:p>
            </text:list-item>
            <text:list-item>
              <text:p text:style-name="P19">mv client.ovpn client.conf</text:p>
            </text:list-item>
            <text:list-item>
              <text:p text:style-name="P22">run to re-login to vpn service</text:p>
              <text:list>
                <text:list-item>
                  <text:p text:style-name="P22">$ service openvpn restart </text:p>
                </text:list-item>
              </text:list>
            </text:list-item>
            <text:list-item>
              <text:p text:style-name="P19">confirm success with hostname -I there should be an additional IP now</text:p>
            </text:list-item>
          </text:list>
        </text:list-item>
        <text:list-item>
          <text:p text:style-name="P20">Setting Up initial Repo’s on new computer</text:p>
          <text:list>
            <text:list-item>
              <text:p text:style-name="P1">Put a repo on your computer:</text:p>
              <text:list>
                <text:list-item>
                  <text:p text:style-name="P1">$ git clone &lt;REPO_URL&gt;</text:p>
                </text:list-item>
              </text:list>
            </text:list-item>
            <text:list-item>
              <text:p text:style-name="P1"><text:soft-page-break/>Check which files are new/modified, your commits (note, this doesn’t actually connect to the server, it just checks your local drive vs. your latest pull):</text:p>
              <text:list>
                <text:list-item>
                  <text:p text:style-name="P1">$ git status<text:bookmark text:name="_GoBack"/></text:p>
                </text:list-item>
              </text:list>
            </text:list-item>
            <text:list-item>
              <text:p text:style-name="P1">Pushing files to GOGS server:</text:p>
              <text:list>
                <text:list-item>
                  <text:p text:style-name="P1">Add:</text:p>
                  <text:list>
                    <text:list-item>
                      <text:p text:style-name="P1">$ git add &lt;SPECIFIC_FILE/DIRECTORY&gt;</text:p>
                    </text:list-item>
                    <text:list-item>
                      <text:p text:style-name="P1">$ git add –u (adds all tracked files)</text:p>
                    </text:list-item>
                    <text:list-item>
                      <text:p text:style-name="P1">$ git add –A (adds all files, tracked AND untracked)</text:p>
                    </text:list-item>
                  </text:list>
                </text:list-item>
              </text:list>
            </text:list-item>
            <text:list-item>
              <text:p text:style-name="P1">Commit:</text:p>
              <text:list>
                <text:list-item>
                  <text:p text:style-name="P1">$ git commit –m “your message describing changes here”</text:p>
                </text:list-item>
              </text:list>
            </text:list-item>
            <text:list-item>
              <text:p text:style-name="P1">Pull: (makes sure your local branch is up to date)</text:p>
              <text:list>
                <text:list-item>
                  <text:p text:style-name="P1">$ git pull origin &lt;BranchName&gt; </text:p>
                </text:list-item>
                <text:list-item>
                  <text:p text:style-name="P1">-note, if changes have been made by someone else, this will still work, the only time you will have issues is if someone modified the same file as you. In that case, see *merge* command</text:p>
                </text:list-item>
              </text:list>
            </text:list-item>
            <text:list-item>
              <text:p text:style-name="P1">Push files to gogs server:</text:p>
              <text:list>
                <text:list-item>
                  <text:p text:style-name="P1">$ git push origin &lt;BranchName&gt;</text:p>
                </text:list-item>
              </text:list>
            </text:list-item>
            <text:list-item>
              <text:p text:style-name="P1">Branching:</text:p>
              <text:list>
                <text:list-item>
                  <text:p text:style-name="P20">$git branch</text:p>
                </text:list-item>
                <text:list-item>
                  <text:p text:style-name="P4">View current branch and most* other available branches (most of them, sometimes not all though):</text:p>
                </text:list-item>
              </text:list>
            </text:list-item>
            <text:list-item>
              <text:p text:style-name="P1">Switch branches: (you will need to commit and be up-to-date before switching branches FYI)</text:p>
              <text:list>
                <text:list-item>
                  <text:p text:style-name="P1">$ git checkout &lt;branchName&gt;</text:p>
                </text:list-item>
              </text:list>
            </text:list-item>
            <text:list-item>
              <text:p text:style-name="P1">Create new branch and switch:</text:p>
              <text:list>
                <text:list-item>
                  <text:p text:style-name="P1">$ git checkout -b mybranch</text:p>
                </text:list-item>
              </text:list>
            </text:list-item>
            <text:list-item>
              <text:p text:style-name="P1">Advanced functions:</text:p>
              <text:list>
                <text:list-item>
                  <text:p text:style-name="P1">Merge files from two branches together </text:p>
                  <text:list>
                    <text:list-item>
                      <text:p text:style-name="P1"><text:soft-page-break/>$ git merge, also look into merge tool</text:p>
                    </text:list-item>
                  </text:list>
                </text:list-item>
                <text:list-item>
                  <text:p text:style-name="P1">review the differences between your file and your latest local pull of the branch</text:p>
                  <text:list>
                    <text:list-item>
                      <text:p text:style-name="P1">$ git diff origin/&lt;BranchName&gt; &lt;FileName&gt;</text:p>
                    </text:list-item>
                  </text:list>
                </text:list-item>
              </text:list>
            </text:list-item>
            <text:list-item>
              <text:p text:style-name="P21">(be careful with below commands, can delete your code:)</text:p>
              <text:list>
                <text:list-item>
                  <text:p text:style-name="P1">Undo a staging: </text:p>
                  <text:list>
                    <text:list-item>
                      <text:p text:style-name="P1">$ git reset HEAD &lt;FILE&gt;</text:p>
                    </text:list-item>
                  </text:list>
                </text:list-item>
                <text:list-item>
                  <text:p text:style-name="P1">Delete your local changes and revert back to the branch version of a file:</text:p>
                  <text:list>
                    <text:list-item>
                      <text:p text:style-name="P24">$ git checkout &lt;FILE&gt;</text:p>
                    </text:list-item>
                  </text:list>
                </text:list-item>
              </text:list>
            </text:list-item>
          </text:list>
        </text:list-item>
        <text:list-item>
          <text:p text:style-name="P25">Set up new SSH Key</text:p>
          <text:list>
            <text:list-item>
              <text:p text:style-name="P26">creating an new SSH Key</text:p>
              <text:list>
                <text:list-item>
                  <text:p text:style-name="P28"><text:span text:style-name="Source_20_Text">$ ssh-keygen -C "</text:span><text:a xlink:type="simple" xlink:href="mailto:your_email@example.com" text:style-name="Internet_20_link" text:visited-style-name="Visited_20_Internet_20_Link"><text:span text:style-name="Source_20_Text"><text:span text:style-name="Emphasis">your_email@example.com</text:span></text:span></text:a><text:span text:style-name="Source_20_Text">"</text:span></text:p>
                </text:list-item>
                <text:list-item>
                  <text:p text:style-name="P28"><text:span text:style-name="Source_20_Text">$ (ssh-agent -s) – </text:span><text:span text:style-name="Source_20_Text"><text:span text:style-name="T5">Mostly just used to confirm the key was created</text:span></text:span></text:p>
                </text:list-item>
                <text:list-item>
                  <text:p text:style-name="P28"><text:span text:style-name="Source_20_Text">$ ssh-add ~/.ssh/id_rsa</text:span></text:p>
                </text:list-item>
              </text:list>
            </text:list-item>
            <text:list-item>
              <text:p text:style-name="P25">cat ~/.ssh/id_rsa.pub <text:s/>- <text:span text:style-name="T4">copy SSH key to add onto gogs or github</text:span></text:p>
            </text:list-item>
          </text:list>
        </text:list-item>
        <text:list-item>
          <text:p text:style-name="P27">random info</text:p>
          <text:list>
            <text:list-item>
              <text:p text:style-name="P27">systemctl reboot –firmware-setup <text:s/>(takes the computer directly to boot option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6:27:00</meta:creation-date>
    <meta:initial-creator>rpratt</meta:initial-creator>
    <dc:language>en-US</dc:language>
    <dc:date>2020-09-23T14:57:53.823849830</dc:date>
    <meta:editing-cycles>21</meta:editing-cycles>
    <meta:editing-duration>P2DT9H25M35S</meta:editing-duration>
    <meta:generator>LibreOffice/6.0.7.3$Linux_X86_64 LibreOffice_project/00m0$Build-3</meta:generator>
    <meta:document-statistic meta:table-count="0" meta:image-count="0" meta:object-count="0" meta:page-count="4" meta:paragraph-count="85" meta:word-count="673" meta:character-count="4055" meta:non-whitespace-character-count="348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